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/>
          <table:table-cell office:value-type="string">
            <text:p>losest</text:p>
          </table:table-cell>
          <table:table-cell office:value-type="string">
            <text:p>servt</text:p>
          </table:table-cell>
          <table:table-cell table:number-columns-repeated="2"/>
          <table:table-cell office:value-type="string">
            <text:p>timelock</text:p>
          </table:table-cell>
          <table:table-cell office:value-type="string">
            <text:p>total</text:p>
          </table:table-cell>
          <table:table-cell office:value-type="string">
            <text:p>obl</text:p>
          </table:table-cell>
          <table:table-cell table:number-columns-repeated="8"/>
        </table:table-row>
        <table:table-row table:style-name="ro2">
          <table:table-cell table:formula="of:=[.B2]/([.C2]+[.B2])" office:value-type="float" office:value="0.0170213075271735">
            <text:p>0.0170213075</text:p>
          </table:table-cell>
          <table:table-cell table:style-name="ce1" office:value-type="float" office:value="7025">
            <text:p>7025</text:p>
          </table:table-cell>
          <table:table-cell table:style-name="ce2" office:value-type="float" office:value="405693">
            <text:p>405693</text:p>
          </table:table-cell>
          <table:table-cell/>
          <table:table-cell table:formula="of:=[.F2]/([.G2])" office:value-type="float" office:value="0.0245942724975266">
            <text:p>0.0245942725</text:p>
          </table:table-cell>
          <table:table-cell table:style-name="ce1" office:value-type="float" office:value="150.160380215497">
            <text:p>150.1603802155</text:p>
          </table:table-cell>
          <table:table-cell table:style-name="ce2" table:formula="of:=9105.50201192566-3000" office:value-type="float" office:value="6105.50201192566">
            <text:p>6105.5020119257</text:p>
          </table:table-cell>
          <table:table-cell table:style-name="ce1" office:value-type="float" office:value="0.0165794857250535">
            <text:p>0.0165794857</text:p>
          </table:table-cell>
          <table:table-cell table:number-columns-repeated="8"/>
        </table:table-row>
        <table:table-row table:style-name="ro2">
          <table:table-cell table:formula="of:=[.B3]/([.C3]+[.B3])" office:value-type="float" office:value="0.0823023004186856">
            <text:p>0.0823023004</text:p>
          </table:table-cell>
          <table:table-cell table:style-name="ce1" office:value-type="float" office:value="6998">
            <text:p>6998</text:p>
          </table:table-cell>
          <table:table-cell table:style-name="ce1" office:value-type="float" office:value="78030">
            <text:p>78030</text:p>
          </table:table-cell>
          <table:table-cell/>
          <table:table-cell table:formula="of:=[.F3]/([.G3])" office:value-type="float" office:value="0.125084020858484">
            <text:p>0.1250840209</text:p>
          </table:table-cell>
          <table:table-cell table:style-name="ce1" office:value-type="float" office:value="763.700741011227">
            <text:p>763.7007410112</text:p>
          </table:table-cell>
          <table:table-cell table:style-name="ce2" table:formula="of:=9105.50201192566-3000" office:value-type="float" office:value="6105.50201192566">
            <text:p>6105.5020119257</text:p>
          </table:table-cell>
          <table:table-cell table:style-name="ce1" office:value-type="float" office:value="0.0841866481564003">
            <text:p>0.0841866482</text:p>
          </table:table-cell>
          <table:table-cell table:number-columns-repeated="8"/>
        </table:table-row>
        <table:table-row table:style-name="ro2">
          <table:table-cell table:formula="of:=[.B4]/([.C4]+[.B4])" office:value-type="float" office:value="0.171706935071516">
            <text:p>0.1717069351</text:p>
          </table:table-cell>
          <table:table-cell table:style-name="ce1" office:value-type="float" office:value="7455">
            <text:p>7455</text:p>
          </table:table-cell>
          <table:table-cell table:style-name="ce1" office:value-type="float" office:value="35962">
            <text:p>35962</text:p>
          </table:table-cell>
          <table:table-cell/>
          <table:table-cell table:formula="of:=[.F4]/([.G4])" office:value-type="float" office:value="0.255771252329911">
            <text:p>0.2557712523</text:p>
          </table:table-cell>
          <table:table-cell table:style-name="ce1" office:value-type="float" office:value="1561.61189569301">
            <text:p>1561.611895693</text:p>
          </table:table-cell>
          <table:table-cell table:style-name="ce2" table:formula="of:=9105.50201192566-3000" office:value-type="float" office:value="6105.50201192566">
            <text:p>6105.5020119257</text:p>
          </table:table-cell>
          <table:table-cell table:style-name="ce1" office:value-type="float" office:value="0.172453955142003">
            <text:p>0.1724539551</text:p>
          </table:table-cell>
          <table:table-cell table:number-columns-repeated="8"/>
        </table:table-row>
        <table:table-row table:style-name="ro2">
          <table:table-cell table:formula="of:=[.B5]/([.C5]+[.B5])" office:value-type="float" office:value="0">
            <text:p>#DIV/0!</text:p>
          </table:table-cell>
          <table:table-cell table:number-columns-repeated="2"/>
          <table:table-cell/>
          <table:table-cell table:formula="of:=[.F5]/([.G5])" office:value-type="float" office:value="0">
            <text:p>#DIV/0!</text:p>
          </table:table-cell>
          <table:table-cell table:number-columns-repeated="2"/>
          <table:table-cell table:number-columns-repeated="9"/>
        </table:table-row>
        <table:table-row table:style-name="ro2">
          <table:table-cell table:formula="of:=[.B6]/([.C6]+[.B6])" office:value-type="float" office:value="0">
            <text:p>#DIV/0!</text:p>
          </table:table-cell>
          <table:table-cell table:number-columns-repeated="2"/>
          <table:table-cell/>
          <table:table-cell table:formula="of:=[.F6]/([.G6])" office:value-type="float" office:value="0">
            <text:p>#DIV/0!</text:p>
          </table:table-cell>
          <table:table-cell table:number-columns-repeated="2"/>
          <table:table-cell table:number-columns-repeated="9"/>
        </table:table-row>
        <table:table-row table:style-name="ro2">
          <table:table-cell table:formula="of:=[.B7]/([.C7]+[.B7])" office:value-type="float" office:value="0.0167000066002914">
            <text:p>0.0167000066</text:p>
          </table:table-cell>
          <table:table-cell table:style-name="ce1" office:value-type="float" office:value="13157">
            <text:p>13157</text:p>
          </table:table-cell>
          <table:table-cell table:style-name="ce1" office:value-type="float" office:value="774687">
            <text:p>774687</text:p>
          </table:table-cell>
          <table:table-cell/>
          <table:table-cell table:formula="of:=[.F7]/([.G7])" office:value-type="float" office:value="0.0199259025900852">
            <text:p>0.0199259026</text:p>
          </table:table-cell>
          <table:table-cell table:style-name="ce1" office:value-type="float" office:value="286.52822045804">
            <text:p>286.528220458</text:p>
          </table:table-cell>
          <table:table-cell table:formula="of:=17379.6858969195-3000" office:value-type="float" office:value="14379.6858969195">
            <text:p>14379.6858969195</text:p>
          </table:table-cell>
          <table:table-cell table:number-columns-repeated="9"/>
        </table:table-row>
        <table:table-row table:style-name="ro2">
          <table:table-cell table:formula="of:=[.B8]/([.C8]+[.B8])" office:value-type="float" office:value="0.0832686311482481">
            <text:p>0.0832686311</text:p>
          </table:table-cell>
          <table:table-cell table:style-name="ce1" office:value-type="float" office:value="13513">
            <text:p>13513</text:p>
          </table:table-cell>
          <table:table-cell table:style-name="ce1" office:value-type="float" office:value="148769">
            <text:p>148769</text:p>
          </table:table-cell>
          <table:table-cell/>
          <table:table-cell table:formula="of:=[.F8]/([.G8])" office:value-type="float" office:value="0.101305410449644">
            <text:p>0.1013054104</text:p>
          </table:table-cell>
          <table:table-cell table:style-name="ce1" office:value-type="float" office:value="1456.73998192439">
            <text:p>1456.7399819244</text:p>
          </table:table-cell>
          <table:table-cell table:formula="of:=17379.6858969195-3000" office:value-type="float" office:value="14379.6858969195">
            <text:p>14379.6858969195</text:p>
          </table:table-cell>
          <table:table-cell table:number-columns-repeated="9"/>
        </table:table-row>
        <table:table-row table:style-name="ro2">
          <table:table-cell table:formula="of:=[.B9]/([.C9]+[.B9])" office:value-type="float" office:value="0.171979966771809">
            <text:p>0.1719799668</text:p>
          </table:table-cell>
          <table:table-cell table:style-name="ce1" office:value-type="float" office:value="14285">
            <text:p>14285</text:p>
          </table:table-cell>
          <table:table-cell table:style-name="ce1" office:value-type="float" office:value="68777">
            <text:p>68777</text:p>
          </table:table-cell>
          <table:table-cell/>
          <table:table-cell table:formula="of:=[.F9]/([.G9])" office:value-type="float" office:value="0.207432124682961">
            <text:p>0.2074321247</text:p>
          </table:table-cell>
          <table:table-cell table:style-name="ce1" office:value-type="float" office:value="2982.80879787163">
            <text:p>2982.8087978716</text:p>
          </table:table-cell>
          <table:table-cell table:formula="of:=17379.6858969195-3000" office:value-type="float" office:value="14379.6858969195">
            <text:p>14379.6858969195</text:p>
          </table:table-cell>
          <table:table-cell table:number-columns-repeated="9"/>
        </table:table-row>
        <table:table-row table:style-name="ro2">
          <table:table-cell table:formula="of:=[.B10]/([.C10]+[.B10])" office:value-type="float" office:value="0">
            <text:p>#DIV/0!</text:p>
          </table:table-cell>
          <table:table-cell table:number-columns-repeated="2"/>
          <table:table-cell/>
          <table:table-cell table:formula="of:=[.F10]/([.G10])" office:value-type="float" office:value="0">
            <text:p>#DIV/0!</text:p>
          </table:table-cell>
          <table:table-cell table:number-columns-repeated="2"/>
          <table:table-cell table:number-columns-repeated="9"/>
        </table:table-row>
        <table:table-row table:style-name="ro2">
          <table:table-cell table:formula="of:=[.B11]/([.C11]+[.B11])" office:value-type="float" office:value="0">
            <text:p>#DIV/0!</text:p>
          </table:table-cell>
          <table:table-cell table:number-columns-repeated="2"/>
          <table:table-cell/>
          <table:table-cell table:formula="of:=[.F11]/([.G11])" office:value-type="float" office:value="0">
            <text:p>#DIV/0!</text:p>
          </table:table-cell>
          <table:table-cell table:number-columns-repeated="2"/>
          <table:table-cell table:number-columns-repeated="9"/>
        </table:table-row>
        <table:table-row table:style-name="ro2">
          <table:table-cell table:formula="of:=[.B12]/([.C12]+[.B12])" office:value-type="float" office:value="0.0166397885647973">
            <text:p>0.0166397886</text:p>
          </table:table-cell>
          <table:table-cell table:style-name="ce1" office:value-type="float" office:value="18913">
            <text:p>18913</text:p>
          </table:table-cell>
          <table:table-cell table:style-name="ce1" office:value-type="float" office:value="1117700">
            <text:p>1117700</text:p>
          </table:table-cell>
          <table:table-cell/>
          <table:table-cell table:formula="of:=[.F12]/([.G12])" office:value-type="float" office:value="0.018648772877731">
            <text:p>0.0186487729</text:p>
          </table:table-cell>
          <table:table-cell table:style-name="ce1" office:value-type="float" office:value="411.201850044013">
            <text:p>411.201850044</text:p>
          </table:table-cell>
          <table:table-cell table:formula="of:=25049.8073916188-3000" office:value-type="float" office:value="22049.8073916188">
            <text:p>22049.8073916188</text:p>
          </table:table-cell>
          <table:table-cell table:number-columns-repeated="9"/>
        </table:table-row>
        <table:table-row table:style-name="ro2">
          <table:table-cell table:formula="of:=[.B13]/([.C13]+[.B13])" office:value-type="float" office:value="0.0832108618008442">
            <text:p>0.0832108618</text:p>
          </table:table-cell>
          <table:table-cell table:style-name="ce1" office:value-type="float" office:value="19477">
            <text:p>19477</text:p>
          </table:table-cell>
          <table:table-cell table:style-name="ce1" office:value-type="float" office:value="214591">
            <text:p>214591</text:p>
          </table:table-cell>
          <table:table-cell/>
          <table:table-cell table:formula="of:=[.F13]/([.G13])" office:value-type="float" office:value="0.0955704243737844">
            <text:p>0.0955704244</text:p>
          </table:table-cell>
          <table:table-cell table:style-name="ce1" office:value-type="float" office:value="2107.30944977722">
            <text:p>2107.3094497772</text:p>
          </table:table-cell>
          <table:table-cell table:formula="of:=25049.8073916188-3000" office:value-type="float" office:value="22049.8073916188">
            <text:p>22049.8073916188</text:p>
          </table:table-cell>
          <table:table-cell table:number-columns-repeated="9"/>
        </table:table-row>
        <table:table-row table:style-name="ro2">
          <table:table-cell table:formula="of:=[.B14]/([.C14]+[.B14])" office:value-type="float" office:value="0.171067516948371">
            <text:p>0.1710675169</text:p>
          </table:table-cell>
          <table:table-cell table:style-name="ce1" office:value-type="float" office:value="20414">
            <text:p>20414</text:p>
          </table:table-cell>
          <table:table-cell table:style-name="ce1" office:value-type="float" office:value="98919">
            <text:p>98919</text:p>
          </table:table-cell>
          <table:table-cell/>
          <table:table-cell table:formula="of:=[.F14]/([.G14])" office:value-type="float" office:value="0.19499572631869">
            <text:p>0.1949957263</text:p>
          </table:table-cell>
          <table:table-cell table:style-name="ce1" office:value-type="float" office:value="4299.61820751594">
            <text:p>4299.6182075159</text:p>
          </table:table-cell>
          <table:table-cell table:formula="of:=25049.8073916188-3000" office:value-type="float" office:value="22049.8073916188">
            <text:p>22049.8073916188</text:p>
          </table:table-cell>
          <table:table-cell table:number-columns-repeated="9"/>
        </table:table-row>
        <table:table-row table:style-name="ro2">
          <table:table-cell table:formula="of:=[.B15]/([.C15]+[.B15])" office:value-type="float" office:value="0">
            <text:p>#DIV/0!</text:p>
          </table:table-cell>
          <table:table-cell table:number-columns-repeated="2"/>
          <table:table-cell/>
          <table:table-cell table:formula="of:=[.F15]/([.G15])" office:value-type="float" office:value="0">
            <text:p>#DIV/0!</text:p>
          </table:table-cell>
          <table:table-cell table:number-columns-repeated="2"/>
          <table:table-cell table:number-columns-repeated="9"/>
        </table:table-row>
        <table:table-row table:style-name="ro2">
          <table:table-cell table:formula="of:=[.B16]/([.C16]+[.B16])" office:value-type="float" office:value="0">
            <text:p>#DIV/0!</text:p>
          </table:table-cell>
          <table:table-cell table:number-columns-repeated="2"/>
          <table:table-cell/>
          <table:table-cell table:formula="of:=[.F16]/([.G16])" office:value-type="float" office:value="0">
            <text:p>#DIV/0!</text:p>
          </table:table-cell>
          <table:table-cell table:number-columns-repeated="2"/>
          <table:table-cell table:number-columns-repeated="9"/>
        </table:table-row>
        <table:table-row table:style-name="ro2">
          <table:table-cell table:formula="of:=[.B17]/([.C17]+[.B17])" office:value-type="float" office:value="0.0165893451029025">
            <text:p>0.0165893451</text:p>
          </table:table-cell>
          <table:table-cell table:style-name="ce1" office:value-type="float" office:value="26901">
            <text:p>26901</text:p>
          </table:table-cell>
          <table:table-cell table:style-name="ce1" office:value-type="float" office:value="1594682">
            <text:p>1594682</text:p>
          </table:table-cell>
          <table:table-cell/>
          <table:table-cell table:formula="of:=[.F17]/([.G17])" office:value-type="float" office:value="0.0179552070609985">
            <text:p>0.0179552071</text:p>
          </table:table-cell>
          <table:table-cell table:style-name="ce1" office:value-type="float" office:value="588.289420873149">
            <text:p>588.2894208731</text:p>
          </table:table-cell>
          <table:table-cell table:formula="of:=35764.2794023248-3000" office:value-type="float" office:value="32764.2794023248">
            <text:p>32764.2794023248</text:p>
          </table:table-cell>
          <table:table-cell table:number-columns-repeated="9"/>
        </table:table-row>
        <table:table-row table:style-name="ro2">
          <table:table-cell table:formula="of:=[.B18]/([.C18]+[.B18])" office:value-type="float" office:value="0.0839281864565118">
            <text:p>0.0839281865</text:p>
          </table:table-cell>
          <table:table-cell table:style-name="ce1" office:value-type="float" office:value="28030">
            <text:p>28030</text:p>
          </table:table-cell>
          <table:table-cell table:style-name="ce1" office:value-type="float" office:value="305946">
            <text:p>305946</text:p>
          </table:table-cell>
          <table:table-cell/>
          <table:table-cell table:formula="of:=[.F18]/([.G18])" office:value-type="float" office:value="0.0921691965316036">
            <text:p>0.0921691965</text:p>
          </table:table-cell>
          <table:table-cell table:style-name="ce1" office:value-type="float" office:value="3019.85730744925">
            <text:p>3019.8573074493</text:p>
          </table:table-cell>
          <table:table-cell table:formula="of:=35764.2794023248-3000" office:value-type="float" office:value="32764.2794023248">
            <text:p>32764.2794023248</text:p>
          </table:table-cell>
          <table:table-cell table:number-columns-repeated="9"/>
        </table:table-row>
        <table:table-row table:style-name="ro2">
          <table:table-cell table:formula="of:=[.B19]/([.C19]+[.B19])" office:value-type="float" office:value="0.171765175250232">
            <text:p>0.1717651753</text:p>
          </table:table-cell>
          <table:table-cell table:style-name="ce1" office:value-type="float" office:value="29276">
            <text:p>29276</text:p>
          </table:table-cell>
          <table:table-cell table:style-name="ce1" office:value-type="float" office:value="141166">
            <text:p>141166</text:p>
          </table:table-cell>
          <table:table-cell/>
          <table:table-cell table:formula="of:=[.F19]/([.G19])" office:value-type="float" office:value="0.188259652127738">
            <text:p>0.1882596521</text:p>
          </table:table-cell>
          <table:table-cell table:style-name="ce1" office:value-type="float" office:value="6168.1918424977">
            <text:p>6168.1918424977</text:p>
          </table:table-cell>
          <table:table-cell table:formula="of:=35764.2794023248-3000" office:value-type="float" office:value="32764.2794023248">
            <text:p>32764.2794023248</text:p>
          </table:table-cell>
          <table:table-cell table:number-columns-repeated="9"/>
        </table:table-row>
        <table:table-row table:style-name="ro2">
          <table:table-cell table:formula="of:=[.B20]/([.C20]+[.B20])" office:value-type="float" office:value="0">
            <text:p>#DIV/0!</text:p>
          </table:table-cell>
          <table:table-cell table:number-columns-repeated="2"/>
          <table:table-cell/>
          <table:table-cell table:formula="of:=[.F20]/([.G20])" office:value-type="float" office:value="0">
            <text:p>#DIV/0!</text:p>
          </table:table-cell>
          <table:table-cell table:number-columns-repeated="2"/>
          <table:table-cell table:number-columns-repeated="9"/>
        </table:table-row>
        <table:table-row table:style-name="ro2">
          <table:table-cell table:formula="of:=[.B21]/([.C21]+[.B21])" office:value-type="float" office:value="0">
            <text:p>#DIV/0!</text:p>
          </table:table-cell>
          <table:table-cell table:number-columns-repeated="2"/>
          <table:table-cell/>
          <table:table-cell table:formula="of:=[.F21]/([.G21])" office:value-type="float" office:value="0">
            <text:p>#DIV/0!</text:p>
          </table:table-cell>
          <table:table-cell table:number-columns-repeated="2"/>
          <table:table-cell table:number-columns-repeated="9"/>
        </table:table-row>
        <table:table-row table:style-name="ro2">
          <table:table-cell table:formula="of:=[.B22]/([.C22]+[.B22])" office:value-type="float" office:value="0.0166827150898706">
            <text:p>0.0166827151</text:p>
          </table:table-cell>
          <table:table-cell table:style-name="ce1" office:value-type="float" office:value="45098">
            <text:p>45098</text:p>
          </table:table-cell>
          <table:table-cell table:style-name="ce1" office:value-type="float" office:value="2658179">
            <text:p>2658179</text:p>
          </table:table-cell>
          <table:table-cell/>
          <table:table-cell table:formula="of:=[.F22]/([.G22])" office:value-type="float" office:value="0.0174485683985531">
            <text:p>0.0174485684</text:p>
          </table:table-cell>
          <table:table-cell table:style-name="ce1" office:value-type="float" office:value="988.813915987132">
            <text:p>988.8139159871</text:p>
          </table:table-cell>
          <table:table-cell table:formula="of:=59670.2031594253-3000" office:value-type="float" office:value="56670.2031594253">
            <text:p>56670.2031594253</text:p>
          </table:table-cell>
          <table:table-cell table:number-columns-repeated="9"/>
        </table:table-row>
        <table:table-row table:style-name="ro2">
          <table:table-cell table:formula="of:=[.B23]/([.C23]+[.B23])" office:value-type="float" office:value="0.083987348134532">
            <text:p>0.0839873481</text:p>
          </table:table-cell>
          <table:table-cell table:style-name="ce1" office:value-type="float" office:value="46787">
            <text:p>46787</text:p>
          </table:table-cell>
          <table:table-cell table:style-name="ce1" office:value-type="float" office:value="510285">
            <text:p>510285</text:p>
          </table:table-cell>
          <table:table-cell/>
          <table:table-cell table:formula="of:=[.F23]/([.G23])" office:value-type="float" office:value="0.0887811194013334">
            <text:p>0.0887811194</text:p>
          </table:table-cell>
          <table:table-cell table:style-name="ce1" office:value-type="float" office:value="5031.24407319476">
            <text:p>5031.2440731948</text:p>
          </table:table-cell>
          <table:table-cell table:formula="of:=59670.2031594253-3000" office:value-type="float" office:value="56670.2031594253">
            <text:p>56670.2031594253</text:p>
          </table:table-cell>
          <table:table-cell table:number-columns-repeated="9"/>
        </table:table-row>
        <table:table-row table:style-name="ro2">
          <table:table-cell table:formula="of:=[.B24]/([.C24]+[.B24])" office:value-type="float" office:value="0.172500298650102">
            <text:p>0.1725002987</text:p>
          </table:table-cell>
          <table:table-cell table:style-name="ce1" office:value-type="float" office:value="49096">
            <text:p>49096</text:p>
          </table:table-cell>
          <table:table-cell table:style-name="ce1" office:value-type="float" office:value="235518">
            <text:p>235518</text:p>
          </table:table-cell>
          <table:table-cell/>
          <table:table-cell table:formula="of:=[.F24]/([.G24])" office:value-type="float" office:value="0.181421195117849">
            <text:p>0.1814211951</text:p>
          </table:table-cell>
          <table:table-cell table:style-name="ce1" office:value-type="float" office:value="10281.1759847542">
            <text:p>10281.1759847542</text:p>
          </table:table-cell>
          <table:table-cell table:formula="of:=59670.2031594253-3000" office:value-type="float" office:value="56670.2031594253">
            <text:p>56670.2031594253</text:p>
          </table:table-cell>
          <table:table-cell table:number-columns-repeated="9"/>
        </table:table-row>
        <table:table-row table:style-name="ro2">
          <table:table-cell table:formula="of:=[.B25]/([.C25]+[.B25])" office:value-type="float" office:value="0">
            <text:p>#DIV/0!</text:p>
          </table:table-cell>
          <table:table-cell table:number-columns-repeated="2"/>
          <table:table-cell/>
          <table:table-cell table:formula="of:=[.F25]/([.G25])" office:value-type="float" office:value="0">
            <text:p>#DIV/0!</text:p>
          </table:table-cell>
          <table:table-cell table:number-columns-repeated="2"/>
          <table:table-cell table:number-columns-repeated="9"/>
        </table:table-row>
        <table:table-row table:style-name="ro2">
          <table:table-cell table:formula="of:=[.B26]/([.C26]+[.B26])" office:value-type="float" office:value="0.0166101612234445">
            <text:p>0.0166101612</text:p>
          </table:table-cell>
          <table:table-cell table:style-name="ce1" office:value-type="float" office:value="93978">
            <text:p>93978</text:p>
          </table:table-cell>
          <table:table-cell table:style-name="ce1" office:value-type="float" office:value="5563884">
            <text:p>5563884</text:p>
          </table:table-cell>
          <table:table-cell/>
          <table:table-cell table:formula="of:=[.F26]/([.G26])" office:value-type="float" office:value="0.0169142993344248">
            <text:p>0.0169142993</text:p>
          </table:table-cell>
          <table:table-cell table:style-name="ce1" office:value-type="float" office:value="2063.54468004455">
            <text:p>2063.5446800446</text:p>
          </table:table-cell>
          <table:table-cell table:style-name="ce1" table:formula="of:=125000.009533042-3000" office:value-type="float" office:value="122000.009533042">
            <text:p>122000.009533042</text:p>
          </table:table-cell>
          <table:table-cell table:number-columns-repeated="9"/>
        </table:table-row>
        <table:table-row table:style-name="ro2">
          <table:table-cell table:formula="of:=[.B27]/([.C27]+[.B27])" office:value-type="float" office:value="0.0836828648882455">
            <text:p>0.0836828649</text:p>
          </table:table-cell>
          <table:table-cell table:style-name="ce1" office:value-type="float" office:value="97701">
            <text:p>97701</text:p>
          </table:table-cell>
          <table:table-cell table:style-name="ce1" office:value-type="float" office:value="1069814">
            <text:p>1069814</text:p>
          </table:table-cell>
          <table:table-cell/>
          <table:table-cell table:formula="of:=[.F27]/([.G27])" office:value-type="float" office:value="0.08600075825313">
            <text:p>0.0860007583</text:p>
          </table:table-cell>
          <table:table-cell table:style-name="ce1" office:value-type="float" office:value="10492.0933267307">
            <text:p>10492.0933267307</text:p>
          </table:table-cell>
          <table:table-cell table:style-name="ce1" table:formula="of:=125000.009533042-3000" office:value-type="float" office:value="122000.009533042">
            <text:p>122000.009533042</text:p>
          </table:table-cell>
          <table:table-cell table:number-columns-repeated="9"/>
        </table:table-row>
        <table:table-row table:style-name="ro2">
          <table:table-cell table:formula="of:=[.B28]/([.C28]+[.B28])" office:value-type="float" office:value="0.172333526055152">
            <text:p>0.1723335261</text:p>
          </table:table-cell>
          <table:table-cell table:style-name="ce1" office:value-type="float" office:value="102834">
            <text:p>102834</text:p>
          </table:table-cell>
          <table:table-cell table:style-name="ce1" office:value-type="float" office:value="493881">
            <text:p>493881</text:p>
          </table:table-cell>
          <table:table-cell/>
          <table:table-cell table:formula="of:=[.F28]/([.G28])" office:value-type="float" office:value="0.17584536235279">
            <text:p>0.1758453624</text:p>
          </table:table-cell>
          <table:table-cell table:style-name="ce1" office:value-type="float" office:value="21453.1358833816">
            <text:p>21453.1358833816</text:p>
          </table:table-cell>
          <table:table-cell table:style-name="ce1" table:formula="of:=125000.009533042-3000" office:value-type="float" office:value="122000.009533042">
            <text:p>122000.009533042</text:p>
          </table:table-cell>
          <table:table-cell table:number-columns-repeated="9"/>
        </table:table-row>
        <table:table-row table:style-name="ro2" table:number-rows-repeated="7">
          <table:table-cell table:number-columns-repeated="16"/>
        </table:table-row>
        <table:table-row table:style-name="ro2">
          <table:table-cell table:number-columns-repeated="7"/>
          <table:table-cell office:value-type="string">
            <text:p>j--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>
            <text:p>j-- long</text:p>
          </table:table-cell>
          <table:table-cell table:number-columns-repeated="3"/>
          <table:table-cell office:value-type="string">
            <text:p>noj--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9">
            <text:p>0.9</text:p>
          </table:table-cell>
          <table:table-cell table:style-name="ce3" office:value-type="float" office:value="3.23471328106655E-093">
            <text:p>3.23E-093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0.9">
            <text:p>0.9</text:p>
          </table:table-cell>
          <table:table-cell table:style-name="ce3" office:value-type="float" office:value="1.99750088581629E-016">
            <text:p>2.00E-016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0.9">
            <text:p>0.9</text:p>
          </table:table-cell>
          <table:table-cell table:style-name="ce3" office:value-type="float" office:value="0.00000124811342246085">
            <text:p>1.25E-006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0.9">
            <text:p>0.9</text:p>
          </table:table-cell>
          <table:table-cell table:style-name="ce3" office:value-type="float" office:value="0.0000255041921614946">
            <text:p>2.55E-005</text:p>
          </table:table-cell>
          <table:table-cell table:number-columns-repeated="9"/>
          <table:table-cell table:formula="of:=[.O41]/([.P41]+[.O41])" office:value-type="float" office:value="0.0000110279846137559">
            <text:p>0.00001102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06774">
            <text:p>906774</text:p>
          </table:table-cell>
        </table:table-row>
        <table:table-row table:style-name="ro2">
          <table:table-cell table:number-columns-repeated="2"/>
          <table:table-cell office:value-type="float" office:value="0.9">
            <text:p>0.9</text:p>
          </table:table-cell>
          <table:table-cell office:value-type="float" office:value="0.00103033487423371">
            <text:p>0.0010303349</text:p>
          </table:table-cell>
          <table:table-cell/>
          <table:table-cell table:style-name="ce1" office:value-type="float" office:value="27">
            <text:p>27</text:p>
          </table:table-cell>
          <table:table-cell table:style-name="ce1" office:value-type="float" office:value="23251">
            <text:p>23251</text:p>
          </table:table-cell>
          <table:table-cell table:formula="of:=[.F42]/([.G42]+[.F42])" office:value-type="float" office:value="0.0011598934616376">
            <text:p>0.0011598935</text:p>
          </table:table-cell>
          <table:table-cell/>
          <table:table-cell table:style-name="ce1" office:value-type="float" office:value="115">
            <text:p>115</text:p>
          </table:table-cell>
          <table:table-cell table:style-name="ce1" office:value-type="float" office:value="97184">
            <text:p>97184</text:p>
          </table:table-cell>
          <table:table-cell table:formula="of:=[.J42]/([.K42]+[.J42])" office:value-type="float" office:value="0.00118192376077863">
            <text:p>0.0011819238</text:p>
          </table:table-cell>
          <table:table-cell/>
          <table:table-cell table:formula="of:=[.O42]/([.P42]+[.O42])" office:value-type="float" office:value="0.00124137193001231">
            <text:p>0.0012413719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186658">
            <text:p>186658</text:p>
          </table:table-cell>
        </table:table-row>
        <table:table-row table:style-name="ro2">
          <table:table-cell table:number-columns-repeated="2"/>
          <table:table-cell office:value-type="float" office:value="0.9">
            <text:p>0.9</text:p>
          </table:table-cell>
          <table:table-cell office:value-type="float" office:value="0.0265738228321808">
            <text:p>0.0265738228</text:p>
          </table:table-cell>
          <table:table-cell/>
          <table:table-cell table:style-name="ce1" office:value-type="float" office:value="404">
            <text:p>404</text:p>
          </table:table-cell>
          <table:table-cell table:style-name="ce1" office:value-type="float" office:value="11431">
            <text:p>11431</text:p>
          </table:table-cell>
          <table:table-cell table:formula="of:=[.F43]/([.G43]+[.F43])" office:value-type="float" office:value="0.0341360371778623">
            <text:p>0.0341360372</text:p>
          </table:table-cell>
          <table:table-cell/>
          <table:table-cell table:style-name="ce1" office:value-type="float" office:value="1584">
            <text:p>1584</text:p>
          </table:table-cell>
          <table:table-cell table:style-name="ce1" office:value-type="float" office:value="48291">
            <text:p>48291</text:p>
          </table:table-cell>
          <table:table-cell table:formula="of:=[.J43]/([.K43]+[.J43])" office:value-type="float" office:value="0.0317593984962406">
            <text:p>0.0317593985</text:p>
          </table:table-cell>
          <table:table-cell/>
          <table:table-cell table:formula="of:=[.O43]/([.P43]+[.O43])" office:value-type="float" office:value="0.0385036880927292">
            <text:p>0.0385036881</text:p>
          </table:table-cell>
          <table:table-cell table:style-name="ce1" office:value-type="float" office:value="3654">
            <text:p>3654</text:p>
          </table:table-cell>
          <table:table-cell table:style-name="ce1" office:value-type="float" office:value="91246">
            <text:p>91246</text:p>
          </table:table-cell>
        </table:table-row>
        <table:table-row table:style-name="ro2">
          <table:table-cell table:number-columns-repeated="2"/>
          <table:table-cell office:value-type="float" office:value="0.9">
            <text:p>0.9</text:p>
          </table:table-cell>
          <table:table-cell office:value-type="float" office:value="0.0744627558055217">
            <text:p>0.0744627558</text:p>
          </table:table-cell>
          <table:table-cell/>
          <table:table-cell table:style-name="ce1" office:value-type="float" office:value="7041">
            <text:p>7041</text:p>
          </table:table-cell>
          <table:table-cell table:style-name="ce1" office:value-type="float" office:value="105984">
            <text:p>105984</text:p>
          </table:table-cell>
          <table:table-cell table:formula="of:=[.F44]/([.G44]+[.F44])" office:value-type="float" office:value="0.0622959522229595">
            <text:p>0.0622959522</text:p>
          </table:table-cell>
          <table:table-cell/>
          <table:table-cell table:style-name="ce1" office:value-type="float" office:value="30713">
            <text:p>30713</text:p>
          </table:table-cell>
          <table:table-cell table:style-name="ce1" office:value-type="float" office:value="441387">
            <text:p>441387</text:p>
          </table:table-cell>
          <table:table-cell table:formula="of:=[.J44]/([.K44]+[.J44])" office:value-type="float" office:value="0.0650561321753866">
            <text:p>0.0650561322</text:p>
          </table:table-cell>
          <table:table-cell/>
          <table:table-cell table:formula="of:=[.O44]/([.P44]+[.O44])" office:value-type="float" office:value="0.05771827220042">
            <text:p>0.0577182722</text:p>
          </table:table-cell>
          <table:table-cell table:style-name="ce1" office:value-type="float" office:value="52197">
            <text:p>52197</text:p>
          </table:table-cell>
          <table:table-cell table:style-name="ce1" office:value-type="float" office:value="852144">
            <text:p>852144</text:p>
          </table:table-cell>
        </table:table-row>
        <table:table-row table:style-name="ro2">
          <table:table-cell table:number-columns-repeated="2"/>
          <table:table-cell office:value-type="float" office:value="0.9">
            <text:p>0.9</text:p>
          </table:table-cell>
          <table:table-cell office:value-type="float" office:value="0.229809387940301">
            <text:p>0.2298093879</text:p>
          </table:table-cell>
          <table:table-cell/>
          <table:table-cell table:style-name="ce1" office:value-type="float" office:value="5413">
            <text:p>5413</text:p>
          </table:table-cell>
          <table:table-cell table:style-name="ce1" office:value-type="float" office:value="18310">
            <text:p>18310</text:p>
          </table:table-cell>
          <table:table-cell table:formula="of:=[.F45]/([.G45]+[.F45])" office:value-type="float" office:value="0.228175188635501">
            <text:p>0.2281751886</text:p>
          </table:table-cell>
          <table:table-cell/>
          <table:table-cell table:style-name="ce1" office:value-type="float" office:value="22932">
            <text:p>22932</text:p>
          </table:table-cell>
          <table:table-cell table:style-name="ce1" office:value-type="float" office:value="74888">
            <text:p>74888</text:p>
          </table:table-cell>
          <table:table-cell table:formula="of:=[.J45]/([.K45]+[.J45])" office:value-type="float" office:value="0.234430586792067">
            <text:p>0.2344305868</text:p>
          </table:table-cell>
          <table:table-cell/>
          <table:table-cell table:formula="of:=[.O45]/([.P45]+[.O45])" office:value-type="float" office:value="0.233470643863502">
            <text:p>0.2334706439</text:p>
          </table:table-cell>
          <table:table-cell table:style-name="ce1" office:value-type="float" office:value="43698">
            <text:p>43698</text:p>
          </table:table-cell>
          <table:table-cell table:style-name="ce1" office:value-type="float" office:value="143469">
            <text:p>143469</text:p>
          </table:table-cell>
        </table:table-row>
        <table:table-row table:style-name="ro2">
          <table:table-cell table:number-columns-repeated="2"/>
          <table:table-cell office:value-type="float" office:value="0.9">
            <text:p>0.9</text:p>
          </table:table-cell>
          <table:table-cell office:value-type="float" office:value="0.487757213312549">
            <text:p>0.4877572133</text:p>
          </table:table-cell>
          <table:table-cell/>
          <table:table-cell table:style-name="ce1" office:value-type="float" office:value="6136">
            <text:p>6136</text:p>
          </table:table-cell>
          <table:table-cell table:style-name="ce1" office:value-type="float" office:value="5629">
            <text:p>5629</text:p>
          </table:table-cell>
          <table:table-cell table:formula="of:=[.F46]/([.G46]+[.F46])" office:value-type="float" office:value="0.521546961325967">
            <text:p>0.5215469613</text:p>
          </table:table-cell>
          <table:table-cell/>
          <table:table-cell table:style-name="ce1" office:value-type="float" office:value="25432">
            <text:p>25432</text:p>
          </table:table-cell>
          <table:table-cell table:style-name="ce1" office:value-type="float" office:value="24034">
            <text:p>24034</text:p>
          </table:table-cell>
          <table:table-cell table:formula="of:=[.J46]/([.K46]+[.J46])" office:value-type="float" office:value="0.514130918206445">
            <text:p>0.5141309182</text:p>
          </table:table-cell>
          <table:table-cell/>
          <table:table-cell table:formula="of:=[.O46]/([.P46]+[.O46])" office:value-type="float" office:value="0.510134815639875">
            <text:p>0.5101348156</text:p>
          </table:table-cell>
          <table:table-cell table:style-name="ce1" office:value-type="float" office:value="48548">
            <text:p>48548</text:p>
          </table:table-cell>
          <table:table-cell table:style-name="ce1" office:value-type="float" office:value="46619">
            <text:p>4661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text>'</number:text>
      <number:scientific-number number:decimal-places="2" number:min-integer-digits="1" number:min-exponent-digits="3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12/06/2019</text:date>, <text:time>02:5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k Memes</meta:initial-creator>
    <meta:creation-date>2019-06-12T00:57:26.27</meta:creation-date>
    <dc:date>2019-06-12T02:50:18.89</dc:date>
    <dc:creator>DAnk Memes</dc:creator>
    <meta:editing-duration>PT1H52M52S</meta:editing-duration>
    <meta:editing-cycles>2</meta:editing-cycles>
    <meta:generator>OpenOffice/4.1.5$Win32 OpenOffice.org_project/415m1$Build-9789</meta:generator>
    <meta:document-statistic meta:table-count="3" meta:cell-count="239" meta:object-count="0"/>
  </office:meta>
</office:document-meta>
</file>